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400000198708845F2.jpg" manifest:media-type="image/jpeg"/>
  <manifest:file-entry manifest:full-path="Pictures/10000000000002BC0000020DA0507FC7.png" manifest:media-type="image/png"/>
  <manifest:file-entry manifest:full-path="Pictures/10000000000000A0000000D2C709F935.png" manifest:media-type="image/png"/>
  <manifest:file-entry manifest:full-path="Pictures/100000000000038A0000038A237CF55F.jpg" manifest:media-type="image/jpeg"/>
  <manifest:file-entry manifest:full-path="Pictures/10000000000002E4000001ED242E62CD.jpg" manifest:media-type="image/jpeg"/>
  <manifest:file-entry manifest:full-path="Pictures/10000000000001F40000014D01222833.jpg" manifest:media-type="image/jpeg"/>
  <manifest:file-entry manifest:full-path="Pictures/1000000000000258000001A3B729DB82.png" manifest:media-type="image/png"/>
  <manifest:file-entry manifest:full-path="Pictures/10000000000001C200000258C7F4B2E9.jpg" manifest:media-type="image/jpeg"/>
  <manifest:file-entry manifest:full-path="Pictures/1000000000000264000001DF1678E2C4.jpg" manifest:media-type="image/jpeg"/>
  <manifest:file-entry manifest:full-path="Pictures/10000000000002E4000001EDBB7BB5EE.jpg" manifest:media-type="image/jpeg"/>
  <manifest:file-entry manifest:full-path="Pictures/10000000000001F200000384D17B3B29.jpg" manifest:media-type="image/jpeg"/>
  <manifest:file-entry manifest:full-path="Pictures/10000000000003E9000003E9B1E5D61F.jpg" manifest:media-type="image/jpeg"/>
  <manifest:file-entry manifest:full-path="Pictures/10000000000002FC000002FCE332F2FA.png" manifest:media-type="image/png"/>
  <manifest:file-entry manifest:full-path="Pictures/1000000000000264000001981443484B.jpg" manifest:media-type="image/jpeg"/>
  <manifest:file-entry manifest:full-path="Pictures/100000000000025800000190E96BEF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text-outline="true"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14.25cm" svg:x="0cm" svg:y="13.25cm">
          <draw:image xlink:href="Pictures/10000000000002BC0000020DA0507FC7.png" xlink:type="simple" xlink:show="embed" xlink:actuate="onLoad" draw:mime-type="image/png">
            <text:p/>
          </draw:image>
        </draw:frame>
        <draw:frame draw:style-name="gr1" draw:text-style-name="P1" draw:layer="layout" svg:width="21cm" svg:height="13.25cm" svg:x="0cm" svg:y="0cm">
          <draw:image xlink:href="Pictures/10000000000002BC0000020DA0507FC7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3.944cm" svg:x="6.25cm" svg:y="15.75cm">
          <draw:image xlink:href="Pictures/10000000000000A0000000D2C709F935.png" xlink:type="simple" xlink:show="embed" xlink:actuate="onLoad" draw:mime-type="image/png">
            <text:p/>
          </draw:image>
        </draw:frame>
        <draw:frame draw:style-name="gr1" draw:text-style-name="P1" draw:layer="layout" svg:width="3.75cm" svg:height="2.5cm" svg:x="6.25cm" svg:y="3.25cm">
          <draw:image xlink:href="Pictures/10000000000001F40000014D01222833.jpg" xlink:type="simple" xlink:show="embed" xlink:actuate="onLoad" draw:mime-type="image/jpeg">
            <text:p/>
          </draw:image>
        </draw:frame>
        <draw:frame draw:style-name="gr1" draw:text-style-name="P1" draw:layer="layout" svg:width="3.75cm" svg:height="2.616cm" svg:x="15.75cm" svg:y="3.134cm">
          <draw:image xlink:href="Pictures/1000000000000258000001A3B729DB82.png" xlink:type="simple" xlink:show="embed" xlink:actuate="onLoad" draw:mime-type="image/png">
            <text:p/>
          </draw:image>
        </draw:frame>
        <draw:frame draw:style-name="gr1" draw:text-style-name="P1" draw:layer="layout" svg:width="3.893cm" svg:height="2.75cm" svg:x="11cm" svg:y="3.25cm">
          <draw:image xlink:href="Pictures/10000000000002E4000001ED242E62CD.jpg" xlink:type="simple" xlink:show="embed" xlink:actuate="onLoad" draw:mime-type="image/jpeg">
            <text:p/>
          </draw:image>
        </draw:frame>
        <draw:frame draw:style-name="gr1" draw:text-style-name="P1" draw:layer="layout" svg:width="4.142cm" svg:height="3.241cm" svg:x="1.358cm" svg:y="16.25cm">
          <draw:image xlink:href="Pictures/1000000000000264000001DF1678E2C4.jpg" xlink:type="simple" xlink:show="embed" xlink:actuate="onLoad" draw:mime-type="image/jpeg">
            <text:p/>
          </draw:image>
        </draw:frame>
        <draw:frame draw:style-name="gr1" draw:text-style-name="P1" draw:layer="layout" svg:width="3.5cm" svg:height="3.75cm" svg:x="13.5cm" svg:y="8.25cm">
          <draw:image xlink:href="Pictures/10000000000001C200000258C7F4B2E9.jpg" xlink:type="simple" xlink:show="embed" xlink:actuate="onLoad" draw:mime-type="image/jpeg">
            <text:p/>
          </draw:image>
        </draw:frame>
        <draw:frame draw:style-name="gr1" draw:text-style-name="P1" draw:layer="layout" svg:width="3.75cm" svg:height="3.5cm" svg:x="4cm" svg:y="22.25cm">
          <draw:image xlink:href="Pictures/100000000000038A0000038A237CF55F.jpg" xlink:type="simple" xlink:show="embed" xlink:actuate="onLoad" draw:mime-type="image/jpeg">
            <text:p/>
          </draw:image>
        </draw:frame>
        <draw:frame draw:style-name="gr1" draw:text-style-name="P1" draw:layer="layout" svg:width="4.506cm" svg:height="3.004cm" draw:transform="rotate (-0.00226892802759273) translate (10.507cm 16.486cm)">
          <draw:image xlink:href="Pictures/10000000000002E4000001EDBB7BB5EE.jpg" xlink:type="simple" xlink:show="embed" xlink:actuate="onLoad" draw:mime-type="image/jpeg">
            <text:p/>
          </draw:image>
        </draw:frame>
        <draw:frame draw:style-name="gr1" draw:text-style-name="P1" draw:layer="layout" svg:width="4.004cm" svg:height="5cm" svg:x="8.496cm" svg:y="21.75cm">
          <draw:image xlink:href="Pictures/10000000000001F200000384D17B3B29.jpg" xlink:type="simple" xlink:show="embed" xlink:actuate="onLoad" draw:mime-type="image/jpeg">
            <text:p/>
          </draw:image>
        </draw:frame>
        <draw:frame draw:style-name="gr1" draw:text-style-name="P1" draw:layer="layout" svg:width="4.5cm" svg:height="4.5cm" svg:x="13cm" svg:y="22.25cm">
          <draw:image xlink:href="Pictures/10000000000003E9000003E9B1E5D61F.jpg" xlink:type="simple" xlink:show="embed" xlink:actuate="onLoad" draw:mime-type="image/jpeg">
            <text:p/>
          </draw:image>
        </draw:frame>
        <draw:frame draw:style-name="gr1" draw:text-style-name="P1" draw:layer="layout" svg:width="4.5cm" svg:height="2.998cm" svg:x="15.5cm" svg:y="16.25cm">
          <draw:image xlink:href="Pictures/100000000000026400000198708845F2.jpg" xlink:type="simple" xlink:show="embed" xlink:actuate="onLoad" draw:mime-type="image/jpeg">
            <text:p/>
          </draw:image>
        </draw:frame>
        <draw:frame draw:style-name="gr1" draw:text-style-name="P1" draw:layer="layout" svg:width="3.5cm" svg:height="2.538cm" svg:x="4cm" svg:y="8.462cm">
          <draw:image xlink:href="Pictures/10000000000002FC000002FCE332F2FA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2.25cm" svg:x="8.75cm" svg:y="8.5cm">
          <draw:image xlink:href="Pictures/1000000000000264000001981443484B.jpg" xlink:type="simple" xlink:show="embed" xlink:actuate="onLoad" draw:mime-type="image/jpeg">
            <text:p/>
          </draw:image>
        </draw:frame>
        <draw:frame draw:style-name="gr1" draw:text-style-name="P1" draw:layer="layout" svg:width="3.75cm" svg:height="2.25cm" svg:x="1.5cm" svg:y="3.25cm">
          <draw:image xlink:href="Pictures/100000000000025800000190E96BEFED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2.25cm" svg:x="-0.25cm" svg:y="1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4:51:27.298024300</meta:creation-date>
    <dc:date>2025-12-16T14:34:58.527638700</dc:date>
    <meta:editing-duration>PT12M55S</meta:editing-duration>
    <meta:editing-cycles>7</meta:editing-cycles>
    <meta:generator>LibreOffice/25.2.7.2$Windows_X86_64 LibreOffice_project/5cbfd1ab6520636bb5f7b99185aa69bd7456825d</meta:generator>
    <meta:document-statistic meta:object-count="17"/>
  </office:meta>
</office:document-meta>
</file>